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a18" officeooo:paragraph-rsid="00029a18"/>
    </style:style>
    <style:style style:name="P2" style:family="paragraph" style:parent-style-name="Standard">
      <style:text-properties officeooo:rsid="00042289" officeooo:paragraph-rsid="00042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or 1:</text:p>
      <text:p text:style-name="P1">Works</text:p>
      <text:p text:style-name="P1"/>
      <text:p text:style-name="P1">Door 2:</text:p>
      <text:p text:style-name="P1">Does not open due to a connection failure to the SUT, not our doing, so unfixable.</text:p>
      <text:p text:style-name="P1"/>
      <text:p text:style-name="P1">Door 3:</text:p>
      <text:p text:style-name="P2">The model does not properly adhere to the tests. We have to change the model in such a way that in is in compliance to the test properties. When received close from an open state the model should open instead, not allowed to close again. Now it works.</text:p>
      <text:p text:style-name="P2"/>
      <text:p text:style-name="P2">Door 4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31:55.969924721</meta:creation-date>
    <dc:date>2018-10-03T14:07:48.364507245</dc:date>
    <meta:editing-duration>PT15M32S</meta:editing-duration>
    <meta:editing-cycles>1</meta:editing-cycles>
    <meta:document-statistic meta:table-count="0" meta:image-count="0" meta:object-count="0" meta:page-count="1" meta:paragraph-count="7" meta:word-count="73" meta:character-count="366" meta:non-whitespace-character-count="300"/>
    <meta:generator>LibreOffice/5.1.6.2$Linux_X86_64 LibreOffice_project/10m0$Build-2</meta:generator>
  </office:meta>
</office:document-meta>
</file>